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08c996" officeooo:paragraph-rsid="0008c99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normal" officeooo:rsid="0008c996" officeooo:paragraph-rsid="0008c99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normal" officeooo:rsid="0008c996" officeooo:paragraph-rsid="000aa87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normal" officeooo:rsid="000aa879" officeooo:paragraph-rsid="000aa87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normal" officeooo:rsid="000c0ed0" officeooo:paragraph-rsid="000c0ed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0aa879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0aa879" officeooo:paragraph-rsid="000aa879"/>
    </style:style>
    <style:style style:name="P8" style:family="paragraph" style:parent-style-name="Standard">
      <style:paragraph-properties fo:text-align="start" style:justify-single-word="false"/>
      <style:text-properties officeooo:paragraph-rsid="000c0ed0"/>
    </style:style>
    <style:style style:name="P9" style:family="paragraph" style:parent-style-name="Standard">
      <style:paragraph-properties fo:text-align="start" style:justify-single-word="false"/>
      <style:text-properties officeooo:rsid="00109941" officeooo:paragraph-rsid="00109941"/>
    </style:style>
    <style:style style:name="P10" style:family="paragraph" style:parent-style-name="Standard">
      <style:paragraph-properties fo:text-align="start" style:justify-single-word="false"/>
      <style:text-properties officeooo:rsid="00120642" officeooo:paragraph-rsid="00120642"/>
    </style:style>
    <style:style style:name="P11" style:family="paragraph" style:parent-style-name="Standard" style:master-page-name="">
      <loext:graphic-properties draw:fill="none"/>
      <style:paragraph-properties fo:margin-left="11.99mm" fo:margin-right="0mm" fo:text-align="start" style:justify-single-word="false" fo:text-indent="0mm" style:auto-text-indent="false" style:page-number="auto" fo:background-color="transparent"/>
      <style:text-properties officeooo:rsid="00120642" officeooo:paragraph-rsid="00120642"/>
    </style:style>
    <style:style style:name="P12" style:family="paragraph" style:parent-style-name="Standard">
      <loext:graphic-properties draw:fill="none"/>
      <style:paragraph-properties fo:margin-left="11.99mm" fo:margin-right="0mm" fo:text-align="start" style:justify-single-word="false" fo:text-indent="0mm" style:auto-text-indent="false" fo:background-color="transparent"/>
      <style:text-properties officeooo:rsid="00120642" officeooo:paragraph-rsid="00120642"/>
    </style:style>
    <style:style style:name="P13" style:family="paragraph" style:parent-style-name="Standard">
      <loext:graphic-properties draw:fill="none"/>
      <style:paragraph-properties fo:margin-left="11.99mm" fo:margin-right="0mm" fo:text-align="start" style:justify-single-word="false" fo:text-indent="0mm" style:auto-text-indent="false" fo:background-color="transparent"/>
      <style:text-properties officeooo:rsid="0012f6a4" officeooo:paragraph-rsid="0012f6a4"/>
    </style:style>
    <style:style style:name="P14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012f6a4" officeooo:paragraph-rsid="0012f6a4"/>
    </style:style>
    <style:style style:name="P15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0150f28" officeooo:paragraph-rsid="00150f28"/>
    </style:style>
    <style:style style:name="P16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0150f28" officeooo:paragraph-rsid="00163692"/>
    </style:style>
    <style:style style:name="P17" style:family="paragraph" style:parent-style-name="Standard">
      <style:paragraph-properties fo:text-align="start" style:justify-single-word="false"/>
      <style:text-properties officeooo:rsid="00109941" officeooo:paragraph-rsid="00163c8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c996" style:font-weight-asian="normal" style:font-weight-complex="normal"/>
    </style:style>
    <style:style style:name="T3" style:family="text">
      <style:text-properties fo:font-weight="normal" officeooo:rsid="000aa879" style:font-weight-asian="normal" style:font-weight-complex="normal"/>
    </style:style>
    <style:style style:name="T4" style:family="text">
      <style:text-properties fo:font-weight="normal" officeooo:rsid="000c0769" style:font-weight-asian="normal" style:font-weight-complex="normal"/>
    </style:style>
    <style:style style:name="T5" style:family="text">
      <style:text-properties officeooo:rsid="000aa879"/>
    </style:style>
    <style:style style:name="T6" style:family="text">
      <style:text-properties style:font-name="Liberation Serif" fo:font-weight="normal" officeooo:rsid="000c0ed0" style:font-weight-asian="normal" style:font-weight-complex="normal"/>
    </style:style>
    <style:style style:name="T7" style:family="text">
      <style:text-properties style:font-name="Liberation Serif" fo:font-weight="normal" officeooo:rsid="000aa879" style:font-weight-asian="normal" style:font-weight-complex="normal"/>
    </style:style>
    <style:style style:name="T8" style:family="text">
      <style:text-properties style:font-name="Liberation Serif" fo:font-weight="normal" officeooo:rsid="00163692" style:font-weight-asian="normal" style:font-weight-complex="normal"/>
    </style:style>
    <style:style style:name="T9" style:family="text">
      <style:text-properties officeooo:rsid="000c0769"/>
    </style:style>
    <style:style style:name="T10" style:family="text">
      <style:text-properties officeooo:rsid="000c0ed0"/>
    </style:style>
    <style:style style:name="T11" style:family="text">
      <style:text-properties officeooo:rsid="000f38e1"/>
    </style:style>
    <style:style style:name="T12" style:family="text">
      <style:text-properties officeooo:rsid="00137a97"/>
    </style:style>
    <style:style style:name="T13" style:family="text">
      <style:text-properties officeooo:rsid="00150f28"/>
    </style:style>
    <style:style style:name="T14" style:family="text">
      <style:text-properties officeooo:rsid="00120642"/>
    </style:style>
    <style:style style:name="T15" style:family="text">
      <style:text-properties officeooo:rsid="00163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TUTORIAL</text:p>
      <text:p text:style-name="P2">1) finding files, directories, file contents. No additional installation needed.</text:p>
      <text:p text:style-name="P2">2) find file someFile.txt in current directory:</text:p>
      <text:p text:style-name="P2"><text:tab/>#find `pwd` -name '*someFile*'</text:p>
      <text:p text:style-name="P2"><text:s text:c="4"/>same find in whole computer:</text:p>
      <text:p text:style-name="P2"><text:tab/>#sudo find / -name '*someFile*'</text:p>
      <text:p text:style-name="P2">3) find directory someDir in current directory:</text:p>
      <text:p text:style-name="P3"><text:tab/><text:span text:style-name="T5">#find `pwd` -type d -name '*someDir*'</text:span></text:p>
      <text:p text:style-name="P4">4) find and delete file ( find <text:span text:style-name="T11">files</text:span> first to see what <text:span text:style-name="T9">you</text:span> want to delete! ):</text:p>
      <text:p text:style-name="P6"><text:span text:style-name="T3"><text:tab/></text:span><text:span text:style-name="T2">#find `pwd` -name '*someFile*' </text:span>-exec rm -rf {} \; </text:p>
      <text:p text:style-name="P7">5) find <text:span text:style-name="T2">file</text:span><text:span text:style-name="T1">s containing</text:span><text:span text:style-name="T2"> </text:span><text:span text:style-name="T4">string </text:span><text:span text:style-name="T2">„some” </text:span><text:span text:style-name="T1">and does not containing „File”</text:span><text:span text:style-name="T2"> in current directory:</text:span></text:p>
      <text:p text:style-name="P3"><text:tab/>#find `pwd` -name '*some*' -<text:span text:style-name="T5">and</text:span> -<text:span text:style-name="T5">not -name <text:s/></text:span>'*File*'</text:p>
      <text:p text:style-name="P4">6) find content in file searching directory path:</text:p>
      <text:p text:style-name="P4"><text:tab/>#grep -rnw '/path/to/somewhere/' -e "pattern"</text:p>
      <text:p text:style-name="P4"><text:tab/><text:tab/>-r recursive</text:p>
      <text:p text:style-name="P4"><text:tab/><text:tab/>-n line number</text:p>
      <text:p text:style-name="P4"><text:tab/><text:tab/>-w whole word</text:p>
      <text:p text:style-name="P4">7) find content in file type ( ending with *.cpp and *.hpp ) searching directory path:</text:p>
      <text:p text:style-name="P4"><text:tab/>#grep --include=\*.{cpp,hpp} -rnw '/path/to/somewhere/' -e "pattern"</text:p>
      <text:p text:style-name="P5">8) find content in files recursively in directories and replace with string <text:span text:style-name="T12">( use with care – it could damage files, for example mp3 )</text:span>:</text:p>
      <text:p text:style-name="P8"><text:span text:style-name="T6"><text:tab/>#</text:span>find . -type f -exec sed -i 's/<text:span text:style-name="T10">findThisString</text:span>/<text:span text:style-name="T10">ReplaceWithThisString</text:span>/g' {} + </text:p>
      <text:p text:style-name="P8"><text:s text:c="4"/><text:span text:style-name="T10">in case of file content is path string value prepend slash:</text:span><text:line-break/><text:tab/>"/home/path/file/content" =&gt; "\/home\/path\/file\/content" </text:p>
      <text:p text:style-name="P9">9) find space characters in filenames and replace it with underline:</text:p>
      <text:p text:style-name="P17"><text:tab/>#<text:span text:style-name="T12">sudo aptitude install rename</text:span></text:p>
      <text:p text:style-name="P17"><text:span text:style-name="T12"><text:s text:c="4"/>list file renaming patterns:<text:line-break/><text:tab/>#rename -n ‘s/ /_/g’ *searchPattern*</text:span></text:p>
      <text:p text:style-name="P17"><text:s text:c="4"/><text:span text:style-name="T15">start renaming files:</text:span></text:p>
      <text:p text:style-name="P17"><text:tab/><text:span text:style-name="T12">#rename ‘s/ /_/g’ *searchPattern*</text:span></text:p>
      <text:p text:style-name="P10">10) find file &amp; chmod:</text:p>
      <text:p text:style-name="P10"><text:tab/># sudo find `pwd` -name ‘*searchForThat*’ -type f | xargs chmod 777</text:p>
      <text:p text:style-name="P10">11) custom find function in ~/.bashrc file</text:p>
      <text:p text:style-name="P10"><text:tab/># vim ~/.bashrc</text:p>
      <text:p text:style-name="P11"># afind() {</text:p>
      <text:p text:style-name="P12"><text:s text:c="2"/>find `pwd` -name $1</text:p>
      <text:p text:style-name="P12">}</text:p>
      <text:p text:style-name="P12">#afind *searchForThat*</text:p>
      <text:p text:style-name="P14">12) find and count results</text:p>
      <text:p text:style-name="P13"><text:span text:style-name="T13">#</text:span>find `pwd` -name ‘*’ | wc -l</text:p>
      <text:p text:style-name="P15">13) find and copy results to folder</text:p>
      <text:p text:style-name="P16"><text:tab/>#find . -name <text:span text:style-name="T14">‘*searchForThat*’ -</text:span>exec cp {} <text:span text:style-name="T7">'/path/to/somewhere/' <text:s/></text:span><text:span text:style-name="T8">\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36:59.216489637</meta:creation-date>
    <dc:date>2018-02-26T20:04:23.873027306</dc:date>
    <meta:editing-duration>PT39M49S</meta:editing-duration>
    <meta:editing-cycles>13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39" meta:word-count="282" meta:character-count="1814" meta:non-whitespace-character-count="1527"/>
  </office:meta>
</office:document-meta>
</file>